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in" fo:margin-bottom="0.0835in" loext:contextual-spacing="false" fo:text-align="justify" style:justify-single-word="false"/>
      <style:text-properties fo:language="ru" fo:country="RU"/>
    </style:style>
    <style:style style:name="P46" style:family="paragraph" style:parent-style-name="Text_20_body">
      <style:paragraph-properties fo:margin-top="0in" fo:margin-bottom="0.0835in" loext:contextual-spacing="false" fo:text-align="justify" style:justify-single-word="false"/>
      <style:text-properties fo:language="en" fo:country="US"/>
    </style:style>
    <style:style style:name="P47"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9"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in" fo:margin-right="0in" fo:text-indent="0in" style:auto-text-indent="false"/>
      <style:text-properties fo:language="ru" fo:country="RU"/>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1">
      <style:paragraph-properties fo:text-align="justify" style:justify-single-word="false"/>
      <style:text-properties fo:language="ru" fo:country="RU"/>
    </style:style>
    <style:style style:name="P69" style:family="paragraph" style:parent-style-name="Text_20_body" style:list-style-name="L2">
      <style:paragraph-properties fo:text-align="justify" style:justify-single-word="false"/>
      <style:text-properties fo:language="ru" fo:country="RU"/>
    </style:style>
    <style:style style:name="P70" style:family="paragraph" style:parent-style-name="Text_20_body" style:list-style-name="L3">
      <style:text-properties fo:language="ru" fo:country="RU"/>
    </style:style>
    <style:style style:name="P7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fo:language="ru" fo:country="RU" officeooo:paragraph-rsid="001ece18"/>
    </style:style>
    <style:style style:name="P74" style:family="paragraph" style:parent-style-name="Text_20_body">
      <style:paragraph-properties fo:margin-left="0in" fo:margin-right="0in" fo:text-align="justify" style:justify-single-word="false" fo:text-indent="0.1965in" style:auto-text-indent="false"/>
      <style:text-properties fo:language="ru" fo:country="RU" officeooo:paragraph-rsid="0020bef9"/>
    </style:style>
    <style:style style:name="P75" style:family="paragraph" style:parent-style-name="Text_20_body">
      <style:paragraph-properties fo:margin-left="0in" fo:margin-right="0in" fo:text-align="justify" style:justify-single-word="false" fo:text-indent="0.1965in" style:auto-text-indent="false"/>
      <style:text-properties fo:language="ru" fo:country="RU" officeooo:rsid="0020bef9" officeooo:paragraph-rsid="00244ec6"/>
    </style:style>
    <style:style style:name="P76"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fo:language="ru" fo:country="RU" officeooo:rsid="0020bef9" officeooo:paragraph-rsid="00244ec6"/>
    </style:style>
    <style:style style:name="P77"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8"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9"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0"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1" style:family="paragraph" style:parent-style-name="Heading_20_1">
      <style:paragraph-properties fo:margin-left="0in" fo:margin-right="0in" fo:text-align="center" style:justify-single-word="false" fo:text-indent="0.1965in" style:auto-text-indent="false"/>
    </style:style>
    <style:style style:name="P82" style:family="paragraph" style:parent-style-name="Heading_20_2">
      <style:text-properties fo:language="ru" fo:country="RU"/>
    </style:style>
    <style:style style:name="P83"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20bef9"/>
    </style:style>
    <style:style style:name="T5" style:family="text">
      <style:text-properties fo:color="#ff3333"/>
    </style:style>
    <style:style style:name="T6" style:family="text">
      <style:text-properties fo:color="#ff3333" fo:language="ru" fo:country="RU"/>
    </style:style>
    <style:style style:name="T7" style:family="text">
      <style:text-properties fo:color="#ff3333" officeooo:rsid="00244ec6"/>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800000" officeooo:rsid="001b6a2e"/>
    </style:style>
    <style:style style:name="T14" style:family="text">
      <style:text-properties fo:color="#ff6600" fo:language="ru" fo:country="RU"/>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fo:background-color="transparent" loext:char-shading-value="0"/>
    </style:style>
    <style:style style:name="T19" style:family="text">
      <style:text-properties style:text-position="super 58%"/>
    </style:style>
    <style:style style:name="T20" style:family="text">
      <style:text-properties fo:color="#c5000b"/>
    </style:style>
    <style:style style:name="T21" style:family="text">
      <style:text-properties officeooo:rsid="001b6a2e"/>
    </style:style>
    <style:style style:name="T22" style:family="text">
      <style:text-properties officeooo:rsid="001caaec"/>
    </style:style>
    <style:style style:name="T23" style:family="text">
      <style:text-properties officeooo:rsid="001ece18"/>
    </style:style>
    <style:style style:name="T24" style:family="text">
      <style:text-properties officeooo:rsid="0020bef9"/>
    </style:style>
    <style:style style:name="T25" style:family="text">
      <style:text-properties officeooo:rsid="00244e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496176754932964084" text:style-name="L1">
        <text:list-item>
          <text:p text:style-name="P67">добавить детектив <text:span text:style-name="T1">(реализовано)</text:span>+ магические уроки/трактаты Старсвирла</text:p>
        </text:list-item>
        <text:list-item>
          <text:p text:style-name="P68">Терра несколько раз пытается убить Макса (один раз — в аквапарке). Несколько раз Макса спасает Селестия (даёт приказы Нексусу)</text:p>
        </text:list-item>
        <text:list-item>
          <text:p text:style-name="P68">Книги:</text:p>
        </text:list-item>
      </text:list>
      <text:list xml:id="list2668036086318922882" text:style-name="L2">
        <text:list-item>
          <text:p text:style-name="P69">«Великие грифоны прошлого» - из канона (5<text:span text:style-name="T3">s8e)</text:span></text:p>
        </text:list-item>
        <text:list-item>
          <text:p text:style-name="P69">«Высшие заклинания в повседневном использовании: от песчинки до дворца»</text:p>
        </text:list-item>
        <text:list-item>
          <text:p text:style-name="P69">«Малоизвестные аспекты магии трансформаций»</text:p>
        </text:list-item>
        <text:list-item>
          <text:p text:style-name="P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9">Дасти Вейфарер «Зебрианская культура, быт и фольклор»</text:p>
        </text:list-item>
        <text:list-item>
          <text:p text:style-name="P69">«Краткая история Эквестрии»</text:p>
        </text:list-item>
        <text:list-item>
          <text:p text:style-name="P69">«Шедевры архитектуры Эквестрии» с разделом о Кантерлотском Королевском Дворце</text:p>
        </text:list-item>
        <text:list-item>
          <text:p text:style-name="P69">«Великие дела и великие чары». Страница 893: …</text:p>
        </text:list-item>
        <text:list-item>
          <text:p text:style-name="P69">Трактат Свирла Бородатого “Основы магического искусства” <text:span text:style-name="T3">(</text:span>моё)</text:p>
        </text:list-item>
      </text:list>
      <text:p text:style-name="P4"/>
      <text:h text:style-name="Heading_20_2" text:outline-level="2"><text:soft-page-break/>Факты об Эквестрии <text:span text:style-name="T1">(согласовать с вики)</text:span></text:h>
      <text:list xml:id="list4699688684721588219" text:style-name="L3">
        <text:list-item>
          <text:p text:style-name="P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0">Селестия — переменчивая пони. В одно время не строгая, а в другое может быть такой, что страшно становится</text:p>
        </text:list-item>
        <text:list-item>
          <text:p text:style-name="P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0">Около 820-ти лет назад будущий маг Лайтнинг Стар поступил на обучение к наставнику Тииспоту</text:p>
        </text:list-item>
        <text:list-item>
          <text:p text:style-name="P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0">У Селестии грива и хвост развеваются и переливаются от магического шампуня</text:p>
        </text:list-item>
        <text:list-item>
          <text:p text:style-name="P70">Тело Селестии очень крепкое — может выдержать несколько тонн земли</text:p>
        </text:list-item>
        <text:list-item>
          <text:p text:style-name="P70">Дискорд намного старше принцесс, его магия сильнее ихней на голову</text:p>
        </text:list-item>
        <text:list-item>
          <text:p text:style-name="P70">Луна младше Селестии на 3 года. Сёстрам около 5000 лет</text:p>
        </text:list-item>
        <text:list-item>
          <text:p text:style-name="P70">Принцессы начали войну с Дискордом в возрасте, когда им было около 700 лет — и продолжалась война почти сто лет</text:p>
        </text:list-item>
        <text:list-item>
          <text:p text:style-name="P70">Самый главный враг сестёр и Дискорда — скука</text:p>
        </text:list-item>
        <text:list-item>
          <text:p text:style-name="P70">В Эквестрии на одного жеребца приходится четыре - пять кобыл</text:p>
        </text:list-item>
        <text:list-item>
          <text:p text:style-name="P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0">Селестия в первые полторы тысячи лет путешествовала — и заварила несколько войн (две — с Эквестрией, в одной была против Луны)</text:p>
        </text:list-item>
        <text:list-item>
          <text:p text:style-name="P70">Настоящий цвет гривы Селестии — клубнично-розовая. Радужный цвет гривы и хвоста поддерживается магией</text:p>
        </text:list-item>
        <text:list-item>
          <text:p text:style-name="P70">Кроме Дискорда, старше сестёр ещё старейшина драконов</text:p>
        </text:list-item>
        <text:list-item>
          <text:p text:style-name="P70">Кэйденс не прожила и 60-ти лет и является низкорожденной</text:p>
        </text:list-item>
        <text:list-item>
          <text:p text:style-name="P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0">Народ тихо фигел от нововведений и с ещё большим ожесточением продолжал делать по-своему</text:p>
        </text:list-item>
        <text:list-item>
          <text:p text:style-name="P7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0">Когда пони женятся, они обмениваются ножными браслетами</text:p>
        </text:list-item>
        <text:list-item>
          <text:p text:style-name="P70">Светилами, кроме сестёр, могут управлять единороги (группы), Дискорд, Твайлайт и Старсвирл</text:p>
        </text:list-item>
        <text:list-item>
          <text:p text:style-name="P70">Королева Кризалис — правительница Зелёной Долины</text:p>
        </text:list-item>
        <text:list-item>
          <text:p text:style-name="P70">Мать Луны и Селестии — аликорн Лорен. Мать Дискорда — Алиса (пони-человек)</text:p>
        </text:list-item>
        <text:list-item>
          <text:p text:style-name="P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стиль Pet Shop Boys, <text:span text:style-name="T1">или же тема из «Бегущего по лезвию бритвы»</text:span>)</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10">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9"><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8"><text:span text:style-name="T3">&gt;\</text:span>Привет, Нексус. Это Макс.</text:p>
      <text:p text:style-name="P28"><text:span text:style-name="T3">&lt;\</text:span>Привет Макс. <text:span text:style-name="T1">Рад тебя видеть. Где ты отсутствовал три дня?</text:span></text:p>
      <text:p text:style-name="P28"><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8"><text:span text:style-name="T3">&gt;\</text:span>Как называется наш проект?</text:p>
      <text:p text:style-name="P28"><text:span text:style-name="T3">&lt;\</text:span>Дайсон.</text:p>
      <text:p text:style-name="P28"><text:span text:style-name="T3">&gt;\</text:span>Сколько тебе лет?</text:p>
      <text:p text:style-name="P28"><text:span text:style-name="T3">&lt;\</text:span>Два года с начала запуска кластера.</text:p>
      <text:p text:style-name="P28"><text:span text:style-name="T3">&gt;\</text:span>Какой сейчас год?</text:p>
      <text:p text:style-name="P28"><text:span text:style-name="T3">&gt;\</text:span>202<text:span text:style-name="T1">6</text:span>-й.</text:p>
      <text:p text:style-name="P15"/>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8"><text:span text:style-name="T3">&gt;\</text:span>Нексус, отключи память <text:span text:style-name="T1">заданий</text:span> за последнюю неделю.</text:p>
      <text:p text:style-name="P28"><text:span text:style-name="T3">&lt;\</text:span>Выполнено.</text:p>
      <text:p text:style-name="P28"><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8"><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корпораций_A_06.09.2026_23<text:span text:style-name="T3">: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8"><text:span text:style-name="T3">&gt;</text:span>\Нексус, почему ты используешь жёсткие настройки <text:span text:style-name="T1">для решения задачи</text:span>?</text:p>
      <text:p text:style-name="P28"><text:span text:style-name="T3">&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2"/>
      <text:p text:style-name="P28"><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26">Ага, уже теплее.</text:p>
      <text:p text:style-name="P26"/>
      <text:p text:style-name="P28"><text:span text:style-name="T3">&gt;</text:span>\Нексус, выдай <text:span text:style-name="T1">краткую </text:span>диагностику модулей <text:span text:style-name="T1">аналитики</text:span></text:p>
      <text:p text:style-name="P26"><text:soft-page-break/></text:p>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3">–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3">.</text:span></text:p>
      <text:p text:style-name="P41">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4">***</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1">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3">&lt;</text:span><text:span text:style-name="T10">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3">&lt;</text:span><text:span text:style-name="T11">месяц</text:span><text:span text:style-name="T3">&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8">ворил </text:span><text:span text:style-name="T2">—</text:span><text:span text:style-name="T1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8">А у нас получается... </text:span><text:span text:style-name="T2">–</text:span><text:span text:style-name="T1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13"><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8">, </text:span><text:span text:style-name="T2">а от снотворного таких глюков у меня ни разу не было</text:span><text:span text:style-name="T1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1">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1">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1">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1">аликорн</text:span><text:span text:style-name="T1">?</text:span><text:span text:style-name="T3">&gt;</text:span>. <text:span text:style-name="T1">– Может статься, н</text:span><text:span text:style-name="T17">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lt;<text:span text:style-name="T2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11">крюшоне</text:span><text:span text:style-name="T3">&gt;</text:span><text:span text:style-name="T1">, а не о </text:span><text:span text:style-name="T3">&lt;</text:span><text:span text:style-name="T11">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11">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3">Вдобавок к головокружению </text:span><text:span text:style-name="T4">и слабости</text:span><text:span text:style-name="T3">,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авандовая <text:span text:style-name="T3">&lt;</text:span><text:span text:style-name="T10">единорожка</text:span><text:span text:style-name="T3">&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text:span text:style-name="T22">когтём </text:span>в зубе.</text:p>
      <text:p text:style-name="P1"><text:span text:style-name="T1">–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span></text:p>
      <text:p text:style-name="P1"><text:span text:style-name="T1">– <text:s/>А что, в Винг-Поинте вас не учили, что оставлять пост без приказа <text:s/>— недопустимо? – отпустил он уже пегасу.</text:span></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text:span text:style-name="T21">земляные </text:span>мурены, которые, несомненно, <text:span text:style-name="T21">приходятся </text:span>драконикус<text:span text:style-name="T21">ам <text:s/>предками</text:span> по женской линии, также не <text:span text:style-name="T21">имеют </text:span>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3">– <text:span text:style-name="T21">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span></text:p>
      <text:p text:style-name="P73">– Сам виноват. – <text:span text:style-name="T23">перебила его</text:span> Селестия, до этого молча наблюдавшая за сценой. – Оставь, наконец, в покое Кимеринна. То, что ты нам помог, не делает Луну обязанной тебе. <text:span text:style-name="T25">Тебе, великому магу, не к лицу мелкие дрязги &lt;</text:span><text:span text:style-name="T7">в стиле отверженного <text:s/></text:span><text:span text:style-name="T25">&gt;.</text:span></text:p>
      <text:p text:style-name="P75">– <text:span text:style-name="T25">На себя посмотри! </text:span>– <text:span text:style-name="T25">огрызнулся Дискорд. </text:span>– <text:span text:style-name="T25">Призвала какую-то обезьяну вместо…</text:span></text:p>
      <text:p text:style-name="P76"><text:soft-page-break/>И тут м<text:span text:style-name="T3">еня, </text:span>наконец,<text:span text:style-name="T3"> стошнило. Буквально вывернуло наизнанку: из носа текло, в глазах стояли слёзы. Я пошатнулся, </text:span>еле удержавшись на ногах<text:span text:style-name="T3">. Д</text:span>искорд сделал шаг назад, чтобы не попасть под брызги. </text:p>
      <text:p text:style-name="P74">– Фу-ты ну-ты, как мы расфуфырились, – наконец произнёс Дискорд. – <text:span text:style-name="T24">Ты лучше за своей обезьянкой присматривай, пока она совсем не изошла на прах.</text:span></text:p>
      <text:p text:style-name="P74"/>
      <text:p text:style-name="P74">Сладкая парочка!</text:p>
      <text:p text:style-name="P4"/>
      <text:p text:style-name="P2"><text:span text:style-name="T1"/></text:p>
      <text:p text:style-name="P11">&lt;<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gt;</text:p>
      <text:p text:style-name="P2"><text:span text:style-name="T1">– О! - снова обратил на меня внимание Дискорд – …………….</text:span></text:p>
      <text:p text:style-name="P11"/>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1">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10">взгляд</text:span><text:span text:style-name="T3">&gt;</text:span> в сторону Дискорда, Селестия вскочила в повозку и тут же стряхнула меня <text:soft-page-break/>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1">&lt;<text:span text:style-name="T11">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text:soft-page-break/>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lt;<text:span text:style-name="T14">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10">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4"><text:soft-page-break/>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3">“Глава IV. Пределы магии.<text:span text:style-name="T3">”</text:span></text:p>
      <text:p text:style-name="P13">Есть четыре предела магии: </text:p>
      <text:list xml:id="list7537596593475224425" text:style-name="L4">
        <text:list-item>
          <text:p text:style-name="P7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3">Глава V. Основы.</text:p>
      <text:p text:style-name="P1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text:soft-page-break/>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1">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oft-page-break/><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10">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0">&lt;<text:span text:style-name="T11">После секса, Селестия отказывает Максу в аудиенции (стыдится?). Только перед его отъездом из Кантерлота она прощается с ним</text:span>&gt;</text:p>
      <text:p text:style-name="P3">***</text:p>
      <text:p text:style-name="P1">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0"/>
      <text:h text:style-name="Heading_20_2" text:outline-level="2">Рассказ Селестии <text:span text:style-name="T10">(“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1">...</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text:soft-page-break/>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oft-page-break/><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0"><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9"><text:soft-page-break/>(леденящий душу триллер, музыка тревожная)</text:p>
      <text:p text:style-name="P4">&lt;<text:span text:style-name="T10">Мощная статура, </text:span><text:span text:style-name="T13">множество коротких</text:span><text:span text:style-name="T10">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text:soft-page-break/>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9">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3">&lt;</text:span><text:span text:style-name="T11">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10">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text:soft-page-break/>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3">***</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10">???</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10">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10">гидрорысью</text:span><text:span text:style-name="T3">&gt;</text:span> и нападением <text:span text:style-name="T3">&lt;</text:span><text:span text:style-name="T10">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10">Нужен ли тут самолёт? Нужен артефакт из Fallout Equestria - летучий корабль</text:span>?<text:span text:style-name="T3">&gt;</text:span></text:p>
      <text:p text:style-name="P1"><text:soft-page-break/>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oft-page-break/><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10">34 - утерянная глава </text:span><text:span text:style-name="T3">&gt;</text:span></text:p>
      <text:p text:style-name="P1"><text:span text:style-name="T3">&lt;</text:span><text:span text:style-name="T10">34 с Селестией - забытая глава - утерянная память под воздействием порошка из надкрыльев </text:span><text:soft-page-break/><text:span text:style-name="T10">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10">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10">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10">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text:soft-page-break/>Наконец двери зала для приёмов растворились, и оттуда вышел потерянного вида пегас.<text:span text:style-name="T3">&lt;</text:span><text:span text:style-name="T11">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1">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text:soft-page-break/></text:p>
      <text:p text:style-name="P2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1">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1">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0"/>
      <text:p text:style-name="P1"><text:span text:style-name="T3">&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0"/>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0">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3">–</text:span> Готова, <text:span text:style-name="T3">–</text:span> процедила она.</text:p>
      <text:p text:style-name="P20">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3">&gt;</text:span></text:p>
      <text:p text:style-name="P3">***</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10">Как возникли пегасы и единороги.</text:span></text:p>
      <text:p text:style-name="P1"><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oft-page-break/><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1"><text:span text:style-name="T10">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10">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10">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1"><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10">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3">&gt;</text:span></text:p>
      <text:p text:style-name="P10"/>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2">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oft-page-break/><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text:soft-page-break/>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10">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10">Вкратце суть сна Рэрити.</text:span></text:p>
      <text:p text:style-name="P1"><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1"><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1"><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1"><text:span text:style-name="T10">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3">&gt;</text:span></text:p>
      <text:p text:style-name="P10"/>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10">согласовать с тем, что говорил Анакорн о Р/Д</text:span><text:span text:style-name="T3">&gt;</text:span>). </text:p>
      <text:p text:style-name="P1">Об этом Эгрегоре пишется в книге <text:span text:style-name="T3">&lt;</text:span><text:span text:style-name="T10">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10"/>
      <text:p text:style-name="P1"><text:span text:style-name="T3">&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1"><text:span text:style-name="T10">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10">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10">Кто следующий готов рассказывать?</text:span></text:p>
      <text:p text:style-name="P20">Пинки дёрнулась на месте, но промолчала.</text:p>
      <text:p text:style-name="P1"><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3">&gt;</text:span></text:p>
      <text:p text:style-name="P1"/>
      <text:p text:style-name="P1"><text:span text:style-name="T3">&lt;</text:span><text:span text:style-name="T10">Сон РД:</text:span></text:p>
      <text:p text:style-name="P20">...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0">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3">&gt;</text:span></text:p>
      <text:p text:style-name="P10"/>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oft-page-break/><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1">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3">–</text:span> А водку у вас принято пить?</text:p>
      <text:p text:style-name="P1"><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3">“Макс? Его зовут Макс? Я помню его под другим именем. У него было двухсложное имя. Не помню…”</text:p>
      <text:p text:style-name="P1"><text:soft-page-break/><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3">&lt;</text:span><text:span text:style-name="T10">Концепция абсолютного зла. Вычеркнуть кого-то из бытия.</text:span></text:p>
      <text:p text:style-name="P1"><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1">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3">***</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oft-page-break/><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10">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10">добавить сочувствия</text:span><text:span text:style-name="T3">&gt;</text:span>.</text:p>
      <text:p text:style-name="P1"/>
      <text:p text:style-name="P1"><text:span text:style-name="T3">&lt;</text:span><text:span text:style-name="T10">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oft-page-break/><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1">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1">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oft-page-break/><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3">&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0"/>
      <text:p text:style-name="P1"><text:span text:style-name="T3">&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text:soft-page-break/>“Откуда здесь взялся рухнувший Боинг?” <text:span text:style-name="T3">&lt;</text:span><text:span text:style-name="T11">Дуглас </text:span><text:span text:style-name="T12">—</text:span><text:span text:style-name="T11"> </text:span><text:span text:style-name="T12">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3">&lt;</text:span><text:span text:style-name="T10">высоко летать нельзя из-за молний</text:span><text:span text:style-name="T3">&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10">двухмесячной</text:span><text:span text:style-name="T3">&gt;</text:span> давности осталось лишь направление движения.</text:p>
      <text:p text:style-name="P1">И опять, как <text:span text:style-name="T3">&lt;</text:span><text:span text:style-name="T10">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10">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10">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text:soft-page-break/>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3">&lt;</text:span><text:span text:style-name="T10">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3">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oft-page-break/><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10">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10">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
      <text:p text:style-name="P1"><text:span text:style-name="T3">&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10">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10">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10">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10">пять</text:span><text:span text:style-name="T3">&gt;</text:span>длинную прореху в куртке, <text:span text:style-name="T3">&lt;</text:span><text:span text:style-name="T10">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10">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3">&lt;</text:span><text:span text:style-name="T10">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10">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10">улучшить</text:span><text:span text:style-name="T3">&gt;</text:span>. А тот случай, когда мне пришлось зашивать тебе куртку после нападения убийц <text:span text:style-name="T3">&lt;</text:span><text:span text:style-name="T10">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10">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10">“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
      <text:p text:style-name="P1"><text:span text:style-name="T3">&lt;</text:span><text:span text:style-name="T10">расширить. Перед кафешкой - диалог с Флатти и ЭйДжей. Все думают, что наконец-то нашли Селестию. Все ликуют</text:span><text:span text:style-name="T3">&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10">Расширить сцену в кафе. Ожидание, подьём и… падение ожиданий</text:span><text:span text:style-name="T3">&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10">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oft-page-break/><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1609199866868358292"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180403782392720" text:continue-numbering="true" text:style-name="L5">
        <text:list-header>
          <text:p text:style-name="P77">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403886183938" text:continue-numbering="true" text:style-name="L5">
        <text:list-header>
          <text:p text:style-name="P77">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oft-page-break/><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404071227428"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82"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82" text:outline-level="2">Дискорд</text:h>
      <text:p text:style-name="Text_20_body"/>
      <text:p text:style-name="P42">Девушки поспешно собирались, пока я растолковывал им задачу.</text:p>
      <text:p text:style-name="P42"><text:soft-page-break/><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10">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6054358103523470837"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3">– </text:span>С кем это вы тут разговариваете?</text:p>
      <text:list xml:id="list7998332031670600300" text:style-name="L7">
        <text:list-header>
          <text:p text:style-name="P8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text:soft-page-break/>–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text:soft-page-break/>–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10">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11">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10">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text:soft-page-break/>–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10">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oft-page-break/><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1">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8">–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text:soft-page-break/>– А кьютимарки? Как, <text:span text:style-name="T3">&lt;</text:span><text:span text:style-name="T12">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text:soft-page-break/>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10">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text:soft-page-break/>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10">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text:soft-page-break/></text:p>
      <text:list xml:id="list5979227707914482958" text:style-name="L8">
        <text:list-header>
          <text:p text:style-name="P79">(<text:span text:style-name="T14">Луна — как повелительница снов, слышала разговор Макса с Анакорном</text:span>)</text:p>
          <text:p text:style-name="P80"/>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text:soft-page-break/>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2T18:04:01.894146312</dc:date>
    <meta:editing-duration>P32DT9H48M54S</meta:editing-duration>
    <meta:editing-cycles>649</meta:editing-cycles>
    <meta:generator>LibreOffice/4.4.2.2$Linux_X86_64 LibreOffice_project/40m0$Build-2</meta:generator>
    <meta:document-statistic meta:table-count="0" meta:image-count="0" meta:object-count="0" meta:page-count="101" meta:paragraph-count="1993" meta:word-count="42692" meta:character-count="284565" meta:non-whitespace-character-count="241723"/>
  </office:meta>
</office:document-meta>
</file>